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f61e" officeooo:paragraph-rsid="0015f61e"/>
    </style:style>
    <style:style style:name="P2" style:family="paragraph" style:parent-style-name="Standard">
      <style:text-properties fo:font-weight="bold" officeooo:rsid="0019529d" officeooo:paragraph-rsid="0019529d" style:font-weight-asian="bold" style:font-weight-complex="bold"/>
    </style:style>
    <style:style style:name="P3" style:family="paragraph" style:parent-style-name="Standard">
      <style:text-properties fo:font-style="normal" fo:font-weight="bold" officeooo:rsid="0015f61e" officeooo:paragraph-rsid="0015f61e" style:font-style-asian="normal" style:font-weight-asian="bold" style:font-style-complex="normal" style:font-weight-complex="bold"/>
    </style:style>
    <style:style style:name="P4" style:family="paragraph" style:parent-style-name="Standard">
      <style:text-properties officeooo:rsid="0019529d" officeooo:paragraph-rsid="0019529d"/>
    </style:style>
    <style:style style:name="P5" style:family="paragraph" style:parent-style-name="Standard">
      <style:text-properties fo:font-size="10pt" fo:font-style="normal" fo:font-weight="bold" officeooo:rsid="0015f61e" officeooo:paragraph-rsid="0015f61e" style:font-size-asian="10pt" style:font-style-asian="normal" style:font-weight-asian="bold" style:font-size-complex="10pt" style:font-style-complex="normal" style:font-weight-complex="bold"/>
    </style:style>
    <style:style style:name="P6" style:family="paragraph" style:parent-style-name="Standard">
      <style:text-properties fo:font-size="10pt" officeooo:rsid="0015f61e" officeooo:paragraph-rsid="0015f61e" style:font-size-asian="10pt" style:font-size-complex="10pt"/>
    </style:style>
    <style:style style:name="P7" style:family="paragraph" style:parent-style-name="Standard">
      <style:text-properties fo:font-size="10pt" officeooo:rsid="0019529d" officeooo:paragraph-rsid="0019529d" style:font-size-asian="10pt" style:font-size-complex="10pt"/>
    </style:style>
    <style:style style:name="P8" style:family="paragraph" style:parent-style-name="Standard">
      <style:text-properties fo:font-size="10pt" fo:font-weight="bold" officeooo:rsid="0019529d" officeooo:paragraph-rsid="0019529d" style:font-size-asian="10pt" style:font-weight-asian="bold" style:font-size-complex="10pt" style:font-weight-complex="bold"/>
    </style:style>
    <style:style style:name="P9" style:family="paragraph" style:parent-style-name="Standard">
      <style:text-properties fo:font-size="10pt" fo:font-weight="bold" officeooo:rsid="0019f030" officeooo:paragraph-rsid="0019f030" style:font-size-asian="10pt" style:font-weight-asian="bold" style:font-size-complex="10pt" style:font-weight-complex="bold"/>
    </style:style>
    <style:style style:name="P10" style:family="paragraph" style:parent-style-name="Standard">
      <style:text-properties fo:font-size="10pt" fo:font-weight="normal" officeooo:rsid="0019f030" officeooo:paragraph-rsid="0019f030" style:font-size-asian="10pt" style:font-weight-asian="normal" style:font-size-complex="10pt" style:font-weight-complex="normal"/>
    </style:style>
    <style:style style:name="P11" style:family="paragraph" style:parent-style-name="Standard">
      <style:text-properties fo:font-size="10pt" fo:font-weight="normal" officeooo:rsid="001bcca9" officeooo:paragraph-rsid="001bcca9" style:font-size-asian="10pt" style:font-weight-asian="normal" style:font-size-complex="10pt" style:font-weight-complex="normal"/>
    </style:style>
    <style:style style:name="P12" style:family="paragraph" style:parent-style-name="Standard">
      <style:text-properties fo:font-size="10pt" fo:font-weight="normal" officeooo:rsid="001ddac0" officeooo:paragraph-rsid="001ddac0" style:font-size-asian="10pt" style:font-weight-asian="normal" style:font-size-complex="10pt" style:font-weight-complex="normal"/>
    </style:style>
    <style:style style:name="P13" style:family="paragraph" style:parent-style-name="Standard">
      <style:text-properties fo:font-size="10pt" fo:font-weight="normal" officeooo:rsid="0021d5ef" officeooo:paragraph-rsid="0021d5ef" style:font-size-asian="10pt" style:font-weight-asian="normal" style:font-size-complex="10pt" style:font-weight-complex="normal"/>
    </style:style>
    <style:style style:name="P14" style:family="paragraph" style:parent-style-name="Standard">
      <style:text-properties fo:font-size="10pt" fo:font-weight="normal" officeooo:rsid="00232b3e" officeooo:paragraph-rsid="00232b3e" style:font-size-asian="10pt" style:font-weight-asian="normal" style:font-size-complex="10pt" style:font-weight-complex="normal"/>
    </style:style>
    <style:style style:name="P15" style:family="paragraph" style:parent-style-name="Standard">
      <style:text-properties fo:font-size="10pt" fo:font-weight="normal" officeooo:rsid="00249125" officeooo:paragraph-rsid="00249125" style:font-size-asian="10pt" style:font-weight-asian="normal" style:font-size-complex="10pt" style:font-weight-complex="normal"/>
    </style:style>
    <style:style style:name="P16" style:family="paragraph" style:parent-style-name="Standard">
      <style:text-properties fo:font-size="10pt" fo:font-weight="normal" officeooo:rsid="0025a0c2" officeooo:paragraph-rsid="0025a0c2" style:font-size-asian="10pt" style:font-weight-asian="normal" style:font-size-complex="10pt" style:font-weight-complex="normal"/>
    </style:style>
    <style:style style:name="P17" style:family="paragraph" style:parent-style-name="Standard">
      <style:text-properties fo:font-size="10pt" fo:font-weight="normal" officeooo:rsid="00260519" officeooo:paragraph-rsid="00260519" style:font-size-asian="10pt" style:font-weight-asian="normal" style:font-size-complex="10pt" style:font-weight-complex="normal"/>
    </style:style>
    <style:style style:name="P18" style:family="paragraph" style:parent-style-name="Standard">
      <style:text-properties fo:font-size="10pt" fo:font-weight="normal" officeooo:rsid="00281961" officeooo:paragraph-rsid="00281961" style:font-size-asian="10pt" style:font-weight-asian="normal" style:font-size-complex="10pt" style:font-weight-complex="normal"/>
    </style:style>
    <style:style style:name="P19" style:family="paragraph" style:parent-style-name="Standard">
      <style:text-properties fo:font-size="10pt" fo:font-weight="normal" officeooo:rsid="0028e06b" officeooo:paragraph-rsid="0028e06b" style:font-size-asian="10pt" style:font-weight-asian="normal" style:font-size-complex="10pt" style:font-weight-complex="normal"/>
    </style:style>
    <style:style style:name="P20" style:family="paragraph" style:parent-style-name="Standard">
      <style:text-properties officeooo:paragraph-rsid="00232b3e"/>
    </style:style>
    <style:style style:name="P21" style:family="paragraph" style:parent-style-name="Standard">
      <style:text-properties officeooo:paragraph-rsid="0025a0c2"/>
    </style:style>
    <style:style style:name="P22" style:family="paragraph" style:parent-style-name="Standard">
      <style:paragraph-properties fo:text-align="start" style:justify-single-word="false"/>
      <style:text-properties fo:font-size="14pt" fo:font-weight="bold" officeooo:rsid="002c2940" officeooo:paragraph-rsid="002c2940" style:font-size-asian="14pt" style:font-weight-asian="bold" style:font-size-complex="14pt" style:font-weight-complex="bold"/>
    </style:style>
    <style:style style:name="P23" style:family="paragraph" style:parent-style-name="Standard">
      <style:paragraph-properties fo:text-align="start" style:justify-single-word="false"/>
      <style:text-properties fo:font-size="12pt" fo:font-weight="bold" officeooo:rsid="0015f61e" officeooo:paragraph-rsid="0015f61e" style:font-size-asian="12pt" style:font-weight-asian="bold" style:font-size-complex="12pt" style:font-weight-complex="bold"/>
    </style:style>
    <style:style style:name="P24" style:family="paragraph" style:parent-style-name="Standard">
      <style:text-properties fo:font-size="12pt" fo:font-weight="bold" officeooo:rsid="00250216" officeooo:paragraph-rsid="00250216" style:font-size-asian="12pt" style:font-weight-asian="bold" style:font-size-complex="12pt" style:font-weight-complex="bold"/>
    </style:style>
    <style:style style:name="P25" style:family="paragraph" style:parent-style-name="Standard">
      <style:paragraph-properties fo:text-align="start" style:justify-single-word="false"/>
      <style:text-properties fo:font-size="12pt" fo:font-weight="normal" officeooo:rsid="002c2940" officeooo:paragraph-rsid="002c2940" style:font-size-asian="12pt" style:font-weight-asian="normal" style:font-size-complex="12pt" style:font-weight-complex="normal"/>
    </style:style>
    <style:style style:name="P26" style:family="paragraph" style:parent-style-name="Standard">
      <style:text-properties officeooo:paragraph-rsid="002d5fa8"/>
    </style:style>
    <style:style style:name="P27" style:family="paragraph" style:parent-style-name="Standard">
      <style:text-properties fo:font-size="10pt" officeooo:rsid="0019529d" officeooo:paragraph-rsid="002d5fa8" style:font-size-asian="10pt" style:font-size-complex="10pt"/>
    </style:style>
    <style:style style:name="P28" style:family="paragraph" style:parent-style-name="Standard" style:list-style-name="L1">
      <style:text-properties fo:font-size="10pt" fo:font-weight="normal" officeooo:rsid="001ddac0" officeooo:paragraph-rsid="001ddac0" style:font-size-asian="10pt" style:font-weight-asian="normal" style:font-size-complex="10pt" style:font-weight-complex="normal"/>
    </style:style>
    <style:style style:name="P29" style:family="paragraph" style:parent-style-name="Standard" style:list-style-name="L1">
      <style:text-properties fo:font-size="10pt" fo:font-weight="normal" officeooo:rsid="001ddac0" officeooo:paragraph-rsid="0021d5ef" style:font-size-asian="10pt" style:font-weight-asian="normal" style:font-size-complex="10pt" style:font-weight-complex="normal"/>
    </style:style>
    <style:style style:name="P30" style:family="paragraph" style:parent-style-name="Standard" style:list-style-name="L1">
      <style:text-properties fo:font-size="10pt" fo:font-weight="normal" officeooo:rsid="0021d5ef" officeooo:paragraph-rsid="0021d5ef" style:font-size-asian="10pt" style:font-weight-asian="normal" style:font-size-complex="10pt" style:font-weight-complex="normal"/>
    </style:style>
    <style:style style:name="T1" style:family="text">
      <style:text-properties style:text-position="super 58%"/>
    </style:style>
    <style:style style:name="T2" style:family="text">
      <style:text-properties fo:font-size="10pt" style:font-size-asian="10pt" style:font-size-complex="10pt"/>
    </style:style>
    <style:style style:name="T3" style:family="text">
      <style:text-properties fo:font-size="10pt" officeooo:rsid="0019529d" style:font-size-asian="10pt" style:font-size-complex="10pt"/>
    </style:style>
    <style:style style:name="T4" style:family="text">
      <style:text-properties fo:font-size="10pt" officeooo:rsid="002d5fa8" style:font-size-asian="10pt" style:font-size-complex="10pt"/>
    </style:style>
    <style:style style:name="T5" style:family="text">
      <style:text-properties fo:font-size="10pt" fo:font-weight="normal" officeooo:rsid="0025a0c2" style:font-size-asian="10pt" style:font-weight-asian="normal" style:font-size-complex="10pt" style:font-weight-complex="normal"/>
    </style:style>
    <style:style style:name="T6" style:family="text">
      <style:text-properties fo:font-size="10pt" fo:font-weight="normal" officeooo:rsid="0027ab24" style:font-size-asian="10pt" style:font-weight-asian="normal" style:font-size-complex="10pt" style:font-weight-complex="normal"/>
    </style:style>
    <style:style style:name="T7" style:family="text">
      <style:text-properties fo:font-size="10pt" fo:font-weight="normal" officeooo:rsid="00310a66" style:font-size-asian="10pt" style:font-weight-asian="normal" style:font-size-complex="10pt" style:font-weight-complex="normal"/>
    </style:style>
    <style:style style:name="T8" style:family="text">
      <style:text-properties fo:font-size="10pt" fo:font-weight="bold" officeooo:rsid="0019f030" style:font-size-asian="10pt" style:font-weight-asian="bold" style:font-size-complex="10pt" style:font-weight-complex="bold"/>
    </style:style>
    <style:style style:name="T9" style:family="text">
      <style:text-properties fo:font-size="10pt" fo:font-weight="bold" officeooo:rsid="00232b3e" style:font-size-asian="10pt" style:font-weight-asian="bold" style:font-size-complex="10pt" style:font-weight-complex="bold"/>
    </style:style>
    <style:style style:name="T10" style:family="text">
      <style:text-properties officeooo:rsid="0019f030"/>
    </style:style>
    <style:style style:name="T11" style:family="text">
      <style:text-properties officeooo:rsid="001ddac0"/>
    </style:style>
    <style:style style:name="T12" style:family="text">
      <style:text-properties officeooo:rsid="0021d5ef"/>
    </style:style>
    <style:style style:name="T13" style:family="text">
      <style:text-properties officeooo:rsid="0025b521"/>
    </style:style>
    <style:style style:name="T14" style:family="text">
      <style:text-properties officeooo:rsid="002ca88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oing interferometry with INDI</text:p>
      <text:p text:style-name="P25">by Ilia Platone</text:p>
      <text:p text:style-name="P25"/>
      <text:p text:style-name="P23">Interferometers and Correlators</text:p>
      <text:p text:style-name="P6"/>
      <text:p text:style-name="P6">From the birth of modern astronomy, with the construction of the first high quality mirror telescope in Mount Wilson in California, the experimental technique of interferometry has seen even more implementations and evolutions.</text:p>
      <text:p text:style-name="P6">The first astronomical interferometer was built by Michelson and mounted on the Mount Wilson 39 inches telescope. It could determine the apparent diameter of Betelgeuse and was dismissed some time after this observation.</text:p>
      <text:p text:style-name="P6">Later in the 50’s, Robert Hanbury Brown had an idea to use the Photomultipliers, electronic light sensors that are very fast in light conversion, and are so sensible that their noise is strictly related to the single photons emitted from the light source observed. He used then these sensors in a cross-correlation configuration and observed that as long is the distance between the detectors, the less correlations ( the amount of synchronized photons observed from the same source ) were counted. This was called the HBT (Hanbury Brown and Twiss) effect. Both in radio and optical observations this effect was observed, <text:span text:style-name="T14">and </text:span>until today this kind of devices or electronics are used into particle physics experiments and research centers.</text:p>
      <text:p text:style-name="P1"/>
      <text:p text:style-name="P3">The INDI AHP Telescope Array driver</text:p>
      <text:p text:style-name="P5"/>
      <text:p text:style-name="P6">The INDI library now includes, into the 3<text:span text:style-name="T1">rd</text:span> <text:s/>party repository, a new driver that is aimed to use this kind of devices or similar concepts. Its name is INDI AHP Telescope Array: a driver that connects to an FPGA with a cross-correlator firmware.</text:p>
      <text:p text:style-name="P6">The FPGA firmware is available into an external repository, and can be uploaded to a wide range of FPGAs, with different number of possible inputs or jitter lines and delays.</text:p>
      <text:p text:style-name="P6">The driver does Fourier plane filling and frequency/spatial conversion thanks the implementation of methods and calculations added into the INDI core library.</text:p>
      <text:p text:style-name="P1"/>
      <text:p text:style-name="P2">Howto: The firmware configuration, compilation and upload</text:p>
      <text:p text:style-name="P4"/>
      <text:p text:style-name="P7">This guide refers to a <text:span text:style-name="T10">correlator built with a Cyclone II FPGA</text:span></text:p>
      <text:p text:style-name="P7"/>
      <text:p text:style-name="P8">Step 1: <text:span text:style-name="T10">C</text:span>lone the repository</text:p>
      <text:p text:style-name="P7">Open a terminal and type this commands:</text:p>
      <text:p text:style-name="P26"><text:span text:style-name="T3">git clone </text:span><text:span text:style-name="T2">--depth</text:span><text:span text:style-name="T4">=</text:span><text:span text:style-name="T2">1 </text:span><text:a xlink:type="simple" xlink:href="https://github.com/iliaplatone/interferometer" text:style-name="Internet_20_link" text:visited-style-name="Visited_20_Internet_20_Link"><text:span text:style-name="T3">https://github.com/iliaplatone/interferometer</text:span></text:a><text:span text:style-name="T3"> </text:span></text:p>
      <text:p text:style-name="P27"/>
      <text:p text:style-name="P8">Step 2: <text:span text:style-name="T10">D</text:span>ownload <text:span text:style-name="T10">and install </text:span>Quartus II</text:p>
      <text:p text:style-name="P10">This step takes a long time</text:p>
      <text:p text:style-name="P10">Go to <text:a xlink:type="simple" xlink:href="https://fpgasoftware.intel.com/13.0sp1/?edition=web" text:style-name="Internet_20_link" text:visited-style-name="Visited_20_Internet_20_Link">https://fpgasoftware.intel.com/13.0sp1/?edition=web</text:a> and download the Quartus II software</text:p>
      <text:p text:style-name="P10"/>
      <text:p text:style-name="P9">Step 3: Open the Firmware project and configure it</text:p>
      <text:p text:style-name="P11">From Quartus II selector enter the “correlator” directory of the firmware source tree and open the file “correlator.q<text:span text:style-name="T11">p</text:span>f”</text:p>
      <text:p text:style-name="P12">From the file navigator select the “correlator.v” file and edit these parameters:</text:p>
      <text:list xml:id="list3242742261" text:style-name="L1">
        <text:list-item>
          <text:p text:style-name="P28">MAX_DELAY <text:span text:style-name="T12">the maximum delay (maximum path length of the single baselines)</text:span></text:p>
        </text:list-item>
        <text:list-item>
          <text:p text:style-name="P28">RESOLUTION <text:span text:style-name="T12">the resolution in bits of the single sample (must be a multiple of 4)</text:span></text:p>
        </text:list-item>
        <text:list-item>
          <text:p text:style-name="P29">NUM_INPUTS <text:span text:style-name="T12">the number of the inputs - the baselines number is </text:span>NUM_INPUTS*<text:span text:style-name="T12">(</text:span>NUM_INPUTS-<text:span text:style-name="T12">1)/2</text:span></text:p>
        </text:list-item>
        <text:list-item>
          <text:p text:style-name="P28">MAX_JITTER <text:span text:style-name="T12">the time range in clock cycles of the cross-correlator – it creates a series of cross-correlators into this range for time-tagged cross-spectroscopy</text:span></text:p>
        </text:list-item>
        <text:list-item>
          <text:p text:style-name="P30">CLK_FREQUENCY must be set to the actual clock frequency</text:p>
        </text:list-item>
        <text:list-item>
          <text:p text:style-name="P30">PLL_FREQUENCY must be the the frequency obtained by the PLL multiplication – see the Qsys megafunctions into the “tools” menu in Quartus II</text:p>
        </text:list-item>
      </text:list>
      <text:p text:style-name="P14">Select the “Pin Planner” function from the “Assignments” menu and assign the inputs/outputs to the pins that you want to use in your project.</text:p>
      <text:p text:style-name="P13">build it using the “start compilation” button into the proessing menu in Quartus II</text:p>
      <text:p text:style-name="P14">The compilation will generate a file named “correlator.svf” into the “output_files” folder</text:p>
      <text:p text:style-name="P14"/>
      <text:p text:style-name="P20"><text:span text:style-name="T8">Step 4: U</text:span><text:span text:style-name="T9">pload the code into the FPGA</text:span></text:p>
      <text:p text:style-name="P15">build and install the urJTAG software contained into the repository:</text:p>
      <text:p text:style-name="P15">cd urjtag</text:p>
      <text:p text:style-name="P15"><text:soft-page-break/>./configure -prefix=/usr</text:p>
      <text:p text:style-name="P15">make &amp;&amp; sudo make install</text:p>
      <text:p text:style-name="P15">upload the firmware into the FPGA:</text:p>
      <text:p text:style-name="P15">jtag</text:p>
      <text:p text:style-name="P15">&gt;cable usbblaster</text:p>
      <text:p text:style-name="P15">&gt;detect</text:p>
      <text:p text:style-name="P15">&gt;svf ../output_files/correlator.svf</text:p>
      <text:p text:style-name="P15">the code is then uploaded into the RAM of the FPGA. You can run it until you shut off the device.</text:p>
      <text:p text:style-name="P15"/>
      <text:p text:style-name="P24">The INDI Driver: usage, difference from CCDs, how to do a correct observation</text:p>
      <text:p text:style-name="P24"/>
      <text:p text:style-name="P21"><text:span text:style-name="T5">The INDI AHP </text:span><text:span text:style-name="T7">Telescope Array </text:span><text:span text:style-name="T5">driver uses the CCD interface, for this reason it is listed into the CCD list of K</text:span><text:span text:style-name="T6">S</text:span><text:span text:style-name="T5">tars or an INDI client that distinguishes drivers by their interfaces.</text:span></text:p>
      <text:p text:style-name="P16">Unlike common CCDs, the integration time (exposure) is not related to image saturation. Like any interferometer, it depends on the position of each telescope among the object observed, and a long time is needed to obtain a complete image of it, since the distance between each telescope with others corresponds to a single pixel of the picture, and so the perspective seen by each telescope and earth rotation during the integration plays a significant role. This is called “aperture synthesis” <text:span text:style-name="T13">and simulates the movement of each telescope in this way.</text:span></text:p>
      <text:p text:style-name="P17">The interferometer of INDI permits also that each telescope is being moved during integration, as the location of these is snooped from a GPS connected to the server.</text:p>
      <text:p text:style-name="P18">After an integration, the driver will send an image of the Fourier plane with the correlation of each sample plotted into their path. The user then should convert this plot into a picture. Each observation should be kept for future processing. A simple test would be a DFT of the plot, which can be done immediately before starting the observation enabling the DFT processing from the “Signal Processing” tab.</text:p>
      <text:p text:style-name="P1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6-04T15:51:39.501258961</meta:creation-date>
    <dc:date>2020-06-08T01:19:56.312228937</dc:date>
    <meta:editing-duration>PT1H46M35S</meta:editing-duration>
    <meta:editing-cycles>24</meta:editing-cycles>
    <meta:generator>LibreOffice/6.3.5.2$Linux_X86_64 LibreOffice_project/30$Build-2</meta:generator>
    <meta:document-statistic meta:table-count="0" meta:image-count="0" meta:object-count="0" meta:page-count="2" meta:paragraph-count="46" meta:word-count="832" meta:character-count="5193" meta:non-whitespace-character-count="4410"/>
  </office:meta>
</office:document-meta>
</file>